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F</mi>
        </mrow>
      </mstyle>
      <mrow>
        <mi/>
        <mo stretchy="false">=</mo>
        <mi/>
      </mrow>
      <mover accent="true">
        <mi>q</mi>
        <mo stretchy="false">̄</mo>
      </mover>
      <mrow>
        <mo stretchy="false">[</mo>
        <mrow>
          <mstyle mathvariant="bold">
            <mrow>
              <mi>E</mi>
            </mrow>
          </mstyle>
          <mrow>
            <mi/>
            <mo stretchy="false">+</mo>
            <mi/>
          </mrow>
          <mrow>
            <mo stretchy="false">(</mo>
            <mrow>
              <mstyle mathvariant="bold">
                <mrow>
                  <mi>v</mi>
                </mrow>
              </mstyle>
              <mrow>
                <mi/>
                <mo stretchy="false">×</mo>
                <mi/>
              </mrow>
              <mstyle mathvariant="bold">
                <mrow>
                  <mi>B</mi>
                </mrow>
              </mstyle>
            </mrow>
            <mo stretchy="false">)</mo>
          </mrow>
        </mrow>
        <mo stretchy="false">]</mo>
      </mrow>
    </mrow>
    <annotation encoding="StarMath 5.0">bold F `=` bar q [ bold E `+` (bold v `times` bold B)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3:42:30.755000000</meta:creation-date>
    <meta:generator>LibreOffice/4.1.4.2$Windows_x86 LibreOffice_project/0a0440ccc0227ad9829de5f46be37cfb6edcf72</meta:generator>
  </office:meta>
</office:document-meta>
</file>